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3125in" table:align="left"/>
    </style:style>
    <style:style style:name="Table1.A" style:family="table-column">
      <style:table-column-properties style:column-width="6.3125in"/>
    </style:style>
    <style:style style:name="Table1.A1" style:family="table-cell">
      <style:table-cell-properties fo:padding="0.0194in" fo:border="0.75pt solid #808080"/>
    </style:style>
    <style:style style:name="Table2" style:family="table">
      <style:table-properties style:width="6.8333in" table:align="left"/>
    </style:style>
    <style:style style:name="Table2.A" style:family="table-column">
      <style:table-column-properties style:column-width="6.8333in"/>
    </style:style>
    <style:style style:name="Table2.A1" style:family="table-cell">
      <style:table-cell-properties fo:padding="0.0194in" fo:border="0.75pt solid #808080"/>
    </style:style>
    <style:style style:name="Table3" style:family="table">
      <style:table-properties style:width="6.3125in" table:align="left"/>
    </style:style>
    <style:style style:name="Table3.A" style:family="table-column">
      <style:table-column-properties style:column-width="6.3125in"/>
    </style:style>
    <style:style style:name="Table3.A1" style:family="table-cell">
      <style:table-cell-properties fo:padding="0.0194in" fo:border="0.75pt solid #808080"/>
    </style:style>
    <style:style style:name="P1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12529" style:font-name="apple-system" fo:font-size="11.25pt" fo:letter-spacing="normal" fo:font-style="normal" fo:font-weight="normal"/>
    </style:style>
    <style:style style:name="P2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</style:style>
    <style:style style:name="P3" style:family="paragraph" style:parent-style-name="Text_20_body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/>
      <style:text-properties fo:font-variant="normal" fo:text-transform="none" fo:color="#212529" style:font-name="apple-system" fo:font-size="11.25pt" fo:letter-spacing="normal" fo:font-style="normal" fo:font-weight="normal"/>
    </style:style>
    <style:style style:name="P4" style:family="paragraph" style:parent-style-name="Text_20_body" style:list-style-name="L7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/>
      <style:text-properties fo:font-variant="normal" fo:text-transform="none" fo:color="#212529" style:font-name="apple-system" fo:font-size="11.25pt" fo:letter-spacing="normal" fo:font-style="normal" fo:font-weight="normal"/>
    </style:style>
    <style:style style:name="P5" style:family="paragraph" style:parent-style-name="Text_20_body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/>
    </style:style>
    <style:style style:name="P6" style:family="paragraph" style:parent-style-name="Text_20_body" style:list-style-name="L1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/>
    </style:style>
    <style:style style:name="P7" style:family="paragraph" style:parent-style-name="Text_20_body" style:list-style-name="L2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/>
    </style:style>
    <style:style style:name="P8" style:family="paragraph" style:parent-style-name="Text_20_body" style:list-style-name="L6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/>
    </style:style>
    <style:style style:name="P9" style:family="paragraph" style:parent-style-name="Text_20_body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 style:writing-mode="lr-tb"/>
      <style:text-properties fo:font-variant="normal" fo:text-transform="none" fo:color="#212529" style:font-name="apple-system" fo:font-size="11.25pt" fo:letter-spacing="normal" fo:font-style="normal" fo:font-weight="normal"/>
    </style:style>
    <style:style style:name="P10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</style:style>
    <style:style style:name="P11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212529" style:font-name="apple-system" fo:font-size="11.25pt" fo:letter-spacing="normal" fo:font-style="normal" fo:font-weight="normal"/>
    </style:style>
    <style:style style:name="P12" style:family="paragraph" style:parent-style-name="Text_20_body">
      <style:paragraph-properties fo:margin-top="0in" fo:margin-bottom="0in" loext:contextual-spacing="false" fo:text-align="start" style:justify-single-word="false" fo:orphans="2" fo:widows="2"/>
    </style:style>
    <style:style style:name="P13" style:family="paragraph" style:parent-style-name="Text_20_body" style:list-style-name="L1">
      <style:paragraph-properties fo:margin-top="0in" fo:margin-bottom="0.0972in" loext:contextual-spacing="false" fo:text-align="start" style:justify-single-word="false" fo:orphans="2" fo:widows="2"/>
    </style:style>
    <style:style style:name="P14" style:family="paragraph" style:parent-style-name="Text_20_body" style:list-style-name="L2">
      <style:paragraph-properties fo:margin-top="0in" fo:margin-bottom="0.0972in" loext:contextual-spacing="false" fo:text-align="start" style:justify-single-word="false" fo:orphans="2" fo:widows="2"/>
    </style:style>
    <style:style style:name="P15" style:family="paragraph" style:parent-style-name="Text_20_body" style:list-style-name="L3">
      <style:paragraph-properties fo:margin-top="0in" fo:margin-bottom="0.0972in" loext:contextual-spacing="false" fo:text-align="start" style:justify-single-word="false" fo:orphans="2" fo:widows="2"/>
    </style:style>
    <style:style style:name="P16" style:family="paragraph" style:parent-style-name="Text_20_body" style:list-style-name="L5">
      <style:paragraph-properties fo:margin-top="0in" fo:margin-bottom="0.0972in" loext:contextual-spacing="false" fo:text-align="start" style:justify-single-word="false" fo:orphans="2" fo:widows="2"/>
    </style:style>
    <style:style style:name="P17" style:family="paragraph" style:parent-style-name="Text_20_body" style:list-style-name="L6">
      <style:paragraph-properties fo:margin-top="0in" fo:margin-bottom="0.0972in" loext:contextual-spacing="false" fo:text-align="start" style:justify-single-word="false" fo:orphans="2" fo:widows="2"/>
    </style:style>
    <style:style style:name="P18" style:family="paragraph" style:parent-style-name="Text_20_body" style:list-style-name="L8">
      <style:paragraph-properties fo:margin-top="0in" fo:margin-bottom="0.0972in" loext:contextual-spacing="false" fo:text-align="start" style:justify-single-word="false" fo:orphans="2" fo:widows="2"/>
    </style:style>
    <style:style style:name="P19" style:family="paragraph" style:parent-style-name="Text_20_body" style:list-style-name="L4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212529" style:font-name="apple-system" fo:font-size="11.25pt" fo:letter-spacing="normal" fo:font-style="normal" fo:font-weight="normal"/>
    </style:style>
    <style:style style:name="P20" style:family="paragraph" style:parent-style-name="Text_20_body" style:list-style-name="L8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212529" style:font-name="apple-system" fo:font-size="11.25pt" fo:letter-spacing="normal" fo:font-style="normal" fo:font-weight="normal"/>
    </style:style>
    <style:style style:name="P21" style:family="paragraph" style:parent-style-name="Table_20_Contents">
      <style:paragraph-properties fo:margin-top="0in" fo:margin-bottom="0in" loext:contextual-spacing="false"/>
    </style:style>
    <style:style style:name="P22" style:family="paragraph" style:parent-style-name="Table_20_Contents" style:list-style-name="L9">
      <style:paragraph-properties fo:margin-top="0in" fo:margin-bottom="0in" loext:contextual-spacing="false"/>
    </style:style>
    <style:style style:name="P23" style:family="paragraph" style:parent-style-name="Table_20_Contents" style:list-style-name="L10">
      <style:paragraph-properties fo:margin-top="0in" fo:margin-bottom="0in" loext:contextual-spacing="false"/>
    </style:style>
    <style:style style:name="T1" style:family="text">
      <style:text-properties fo:font-weight="bold"/>
    </style:style>
    <style:style style:name="T2" style:family="text">
      <style:text-properties fo:font-variant="normal" fo:text-transform="none" fo:color="#212529" style:font-name="apple-system" fo:font-size="11.25pt" fo:letter-spacing="normal" fo:font-style="normal" fo:font-weight="normal"/>
    </style:style>
    <style:style style:name="T3" style:family="text">
      <style:text-properties fo:font-variant="normal" fo:text-transform="none" fo:color="#212529" style:font-name="apple-system" fo:font-size="11.25pt" fo:letter-spacing="normal" fo:font-style="normal" fo:font-weight="bold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pecifications:</text:p>
      <text:list xml:id="list3974894493" text:style-name="L1">
        <text:list-item>
          <text:p text:style-name="P6"><text:span text:style-name="T2">There are </text:span><text:span text:style-name="Strong_20_Emphasis"><text:span text:style-name="T3">3 tasks</text:span></text:span><text:span text:style-name="T2"> to be solved in </text:span><text:span text:style-name="Strong_20_Emphasis"><text:span text:style-name="T3">12 hours</text:span></text:span><text:span text:style-name="T2"> in this take home exam.</text:span></text:p>
        </text:list-item>
        <text:list-item>
          <text:p text:style-name="P13"><text:span text:style-name="T2">You will implement your solutions in </text:span><text:span text:style-name="Strong_20_Emphasis"><text:span text:style-name="T3">the4.cpp</text:span></text:span><text:span text:style-name="T2"> file.</text:span></text:p>
        </text:list-item>
        <text:list-item>
          <text:p text:style-name="P13"><text:span text:style-name="T2">You are free to add other functions to </text:span><text:span text:style-name="Strong_20_Emphasis"><text:span text:style-name="T3">the4.cpp</text:span></text:span></text:p>
        </text:list-item>
        <text:list-item>
          <text:p text:style-name="P13"><text:span text:style-name="T2">Do </text:span><text:span text:style-name="Strong_20_Emphasis"><text:span text:style-name="T3">not </text:span></text:span><text:span text:style-name="T2">change the first line of </text:span><text:span text:style-name="Strong_20_Emphasis"><text:span text:style-name="T3">the4.cpp</text:span></text:span><text:span text:style-name="T2">, which is </text:span><text:span text:style-name="Strong_20_Emphasis"><text:span text:style-name="T3">#include "the4.h"</text:span></text:span></text:p>
        </text:list-item>
        <text:list-item>
          <text:p text:style-name="P13"><text:span text:style-name="Emphasis"><text:span text:style-name="T2">&lt;iostream&gt;,  &lt;climits&gt;</text:span></text:span><text:span text:style-name="T2"> , </text:span><text:span text:style-name="Emphasis"><text:span text:style-name="T2">&lt;cmath&gt;</text:span></text:span><text:span text:style-name="T2"> , </text:span><text:span text:style-name="Emphasis"><text:span text:style-name="T2">&lt;cstdlib&gt;  </text:span></text:span><text:span text:style-name="T2">are included in "the4.h" for your convenience.</text:span></text:p>
        </text:list-item>
        <text:list-item>
          <text:p text:style-name="P13"><text:span text:style-name="T2">Do </text:span><text:span text:style-name="Strong_20_Emphasis"><text:span text:style-name="T3">not </text:span></text:span><text:span text:style-name="T2">change the arguments and return </text:span><text:span text:style-name="Strong_20_Emphasis"><text:span text:style-name="T3">types</text:span></text:span><text:span text:style-name="T2"> of the functions</text:span><text:span text:style-name="Strong_20_Emphasis"><text:span text:style-name="T2"> </text:span></text:span><text:span text:style-name="Strong_20_Emphasis"><text:span text:style-name="T3">recursive_sln(), memoization_sln() </text:span></text:span><text:span text:style-name="T2">and</text:span><text:span text:style-name="Strong_20_Emphasis"><text:span text:style-name="T2"> </text:span></text:span><text:span text:style-name="Strong_20_Emphasis"><text:span text:style-name="T3">dp_sln() </text:span></text:span><text:span text:style-name="T2">in the file </text:span><text:span text:style-name="Strong_20_Emphasis"><text:span text:style-name="T3">the4.cpp. </text:span></text:span><text:span text:style-name="T2">(You should change return </text:span><text:span text:style-name="Strong_20_Emphasis"><text:span text:style-name="T3">values</text:span></text:span><text:span text:style-name="T2">, on the other hand.)</text:span></text:p>
        </text:list-item>
        <text:list-item>
          <text:p text:style-name="P13"><text:span text:style-name="T2">Do </text:span><text:span text:style-name="Strong_20_Emphasis"><text:span text:style-name="T3">not </text:span></text:span><text:span text:style-name="T2">include any other library or write include anywhere in your </text:span><text:span text:style-name="Strong_20_Emphasis"><text:span text:style-name="T3">the4.cpp</text:span></text:span><text:span text:style-name="T2"> file (not even in comments).</text:span></text:p>
        </text:list-item>
      </text:list>
      <text:list xml:id="list114218128" text:style-name="L2">
        <text:list-item>
          <text:p text:style-name="P7"><text:span text:style-name="T2">You are given </text:span><text:span text:style-name="Strong_20_Emphasis"><text:span text:style-name="T3">test.cpp</text:span></text:span><text:span text:style-name="T2"> file to </text:span><text:span text:style-name="Strong_20_Emphasis"><text:span text:style-name="T3">test </text:span></text:span><text:span text:style-name="T2">your work on </text:span><text:span text:style-name="Strong_20_Emphasis"><text:span text:style-name="T3">Odtuclass</text:span></text:span><text:span text:style-name="T2"> or your </text:span><text:span text:style-name="Strong_20_Emphasis"><text:span text:style-name="T3">locale</text:span></text:span><text:span text:style-name="T2">. You can and you are encouraged to modify this file to add different test cases.</text:span></text:p>
        </text:list-item>
        <text:list-item>
          <text:p text:style-name="P14"><text:span text:style-name="T2">If you want to </text:span><text:span text:style-name="Strong_20_Emphasis"><text:span text:style-name="T3">test </text:span></text:span><text:span text:style-name="T2">your work and see your outputs you can </text:span><text:span text:style-name="Strong_20_Emphasis"><text:span text:style-name="T3">compile and run </text:span></text:span><text:span text:style-name="T2">your work on your locale as:</text:span></text:p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P21">&gt;g++ test.cpp the4.cpp -Wall -std=c++11 -o test</text:p>
            <text:p text:style-name="P21">&gt; ./test</text:p>
          </table:table-cell>
        </table:table-row>
      </table:table>
      <text:p text:style-name="Text_20_body"/>
      <text:list xml:id="list655438745" text:style-name="L3">
        <text:list-item>
          <text:p text:style-name="P15"><text:span text:style-name="T2">You can test your </text:span><text:span text:style-name="Strong_20_Emphasis"><text:span text:style-name="T3">the4.cpp</text:span></text:span><text:span text:style-name="T2"> on virtual lab environment. If you click </text:span><text:span text:style-name="Strong_20_Emphasis"><text:span text:style-name="T3">run</text:span></text:span><text:span text:style-name="T2">, your function will be compiled and executed with </text:span><text:span text:style-name="Strong_20_Emphasis"><text:span text:style-name="T3">test.cpp</text:span></text:span><text:span text:style-name="T2">. If you click </text:span><text:span text:style-name="Strong_20_Emphasis"><text:span text:style-name="T3">evaluate</text:span></text:span><text:span text:style-name="T2">, you will get a feedback for your current work and your work will be </text:span><text:span text:style-name="Strong_20_Emphasis"><text:span text:style-name="T3">temporarily </text:span></text:span><text:span text:style-name="T2">graded for </text:span><text:span text:style-name="Strong_20_Emphasis"><text:span text:style-name="T3">limited </text:span></text:span><text:span text:style-name="T2">number of inputs.</text:span></text:p>
        </text:list-item>
        <text:list-item>
          <text:p text:style-name="P15"><text:span text:style-name="T2">The grade you see in lab is </text:span><text:span text:style-name="Strong_20_Emphasis"><text:span text:style-name="T3">not</text:span></text:span><text:span text:style-name="T2"> your final grade, your code will be reevaluated with </text:span><text:span text:style-name="Strong_20_Emphasis"><text:span text:style-name="T3">completely</text:span></text:span><text:span text:style-name="T2"> </text:span><text:span text:style-name="Strong_20_Emphasis"><text:span text:style-name="T3">different </text:span></text:span><text:span text:style-name="T2">inputs after the exam.</text:span></text:p>
        </text:list-item>
      </text:list>
      <text:p text:style-name="P3">The system has the following limits:</text:p>
      <text:list xml:id="list4074606376" text:style-name="L4">
        <text:list-item>
          <text:p text:style-name="P19">a maximum execution time of 32 seconds</text:p>
        </text:list-item>
        <text:list-item>
          <text:p text:style-name="P19">a 192 MB maximum memory limit</text:p>
        </text:list-item>
        <text:list-item>
          <text:p text:style-name="P19">an execution file size of 1M.</text:p>
        </text:list-item>
        <text:list-item>
          <text:p text:style-name="P19">Solutions with longer running times will not be graded.</text:p>
        </text:list-item>
        <text:list-item>
          <text:p text:style-name="P19">If you are sure that your solution works in the expected complexity constrains but your evaluation fails due to limits in the lab environment, the constant factors may be the problem.</text:p>
        </text:list-item>
      </text:list>
      <table:table table:name="Table2" table:style-name="Table2">
        <table:table-column table:style-name="Table2.A"/>
        <table:table-row>
          <table:table-cell table:style-name="Table2.A1" office:value-type="string">
            <text:p text:style-name="P21">int recursive_sln(int i, int*&amp; arr, int &amp;number_of_calls);<text:line-break/>int memoization_sln(int i, int*&amp; arr, int*&amp; mem);<text:line-break/>int dp_sln(int size, int*&amp; arr, int*&amp; mem);</text:p>
          </table:table-cell>
        </table:table-row>
      </table:table>
      <text:p text:style-name="P11"/>
      <text:p text:style-name="P1">In this exam, given an array of positive numbers, you are asked to find a the maximum sum of a subsequence of the array with the constraint that any two <text:soft-page-break/>numbers in the subsequence should have at least an index difference of 3 in the array (e.g. in a={'0','1','2','3','4'}, index difference of '4' and '1' is 3). To illustrate, when arr = {50, 30, 100, 10, 80, 100} is given, your functions should return 200 (sum of 100 and 100) or when arr = {8, 9, 15} is given, they should return 15.<text:line-break/>You will implement three different functions for three different solutions of that problem:</text:p>
      <text:list xml:id="list948047878" text:style-name="L5">
        <text:list-item>
          <text:p text:style-name="P16"><text:span text:style-name="T2">Direct recursive implementation in </text:span><text:span text:style-name="Emphasis"><text:span text:style-name="Strong_20_Emphasis"><text:span text:style-name="T3">recursive_sln()</text:span></text:span></text:span></text:p>
        </text:list-item>
        <text:list-item>
          <text:p text:style-name="P16"><text:span text:style-name="T2">Recursion with memoization in</text:span><text:span text:style-name="Strong_20_Emphasis"><text:span text:style-name="Emphasis"><text:span text:style-name="T2"> </text:span></text:span></text:span><text:span text:style-name="Strong_20_Emphasis"><text:span text:style-name="Emphasis"><text:span text:style-name="T3">memoization_sln()</text:span></text:span></text:span></text:p>
        </text:list-item>
        <text:list-item>
          <text:p text:style-name="P16"><text:span text:style-name="T2">Dynamic programming in</text:span><text:span text:style-name="Strong_20_Emphasis"><text:span text:style-name="Emphasis"><text:span text:style-name="T2"> </text:span></text:span></text:span><text:span text:style-name="Strong_20_Emphasis"><text:span text:style-name="Emphasis"><text:span text:style-name="T3">dp_sln()</text:span></text:span></text:span></text:p>
        </text:list-item>
      </text:list>
      <text:p text:style-name="P12"><text:span text:style-name="Strong_20_Emphasis"><text:span text:style-name="T3">All three functions</text:span></text:span><text:span text:style-name="T2"> are expected to </text:span><text:span text:style-name="Strong_20_Emphasis"><text:span text:style-name="T3">return</text:span></text:span><text:span text:style-name="T2"> the answer to the given problem which is </text:span><text:span text:style-name="Strong_20_Emphasis"><text:span text:style-name="T3">the maximum sum value</text:span></text:span><text:span text:style-name="T2"> (such that index difference between elements is at least 3). Return </text:span><text:span text:style-name="Strong_20_Emphasis"><text:span text:style-name="T3">only</text:span></text:span><text:span text:style-name="T2"> the max sum value and nothing more.</text:span></text:p>
      <text:p text:style-name="P10"><text:span text:style-name="T2"><text:line-break/>The number of recursive calls that your recursive function makes should be counted. That number should be counted and stored using the </text:span><text:span text:style-name="Emphasis"><text:span text:style-name="Strong_20_Emphasis"><text:span text:style-name="T3">int &amp;number_of_calls </text:span></text:span></text:span><text:span text:style-name="T2">variable</text:span><text:span text:style-name="Emphasis"><text:span text:style-name="Strong_20_Emphasis"><text:span text:style-name="T3">, </text:span></text:span></text:span><text:span text:style-name="T2">which is the last parameter at the definition of the </text:span><text:span text:style-name="Emphasis"><text:span text:style-name="T2">recursive_sln()</text:span></text:span><text:span text:style-name="T2">. Basically, the value of that variable should be incremented by one at each execution of the </text:span><text:span text:style-name="Emphasis"><text:span text:style-name="T2">recursive_sln() </text:span></text:span><text:span text:style-name="T2">function. In order to accomplish that, the increment operation may be done at the first line of the function implementation, as already done in the function template given to you. So, </text:span><text:span text:style-name="Strong_20_Emphasis"><text:span text:style-name="T3">do not change the first line of the </text:span></text:span><text:span text:style-name="Strong_20_Emphasis"><text:span text:style-name="Emphasis"><text:span text:style-name="T3">recursive_sln() </text:span></text:span></text:span><text:span text:style-name="Strong_20_Emphasis"><text:span text:style-name="T3">function and do not manipulate the </text:span></text:span><text:span text:style-name="Strong_20_Emphasis"><text:span text:style-name="Emphasis"><text:span text:style-name="T3">number_of_calls</text:span></text:span></text:span><text:span text:style-name="Strong_20_Emphasis"><text:span text:style-name="T3"> variable at anywhere else</text:span></text:span><text:span text:style-name="T2">.  Do </text:span><text:span text:style-name="Strong_20_Emphasis"><text:span text:style-name="T3">not return </text:span></text:span><text:span text:style-name="T2">that variable. Since it is passed by reference, its final value will be available for testing/grading without returning it.</text:span></text:p>
      <text:p text:style-name="P11"/>
      <text:p text:style-name="P10"><text:span text:style-name="T2">For memoization and dynamic programming, you should use </text:span><text:span text:style-name="Emphasis"><text:span text:style-name="Strong_20_Emphasis"><text:span text:style-name="T3">int*&amp; mem </text:span></text:span></text:span><text:span text:style-name="T2">variable (i.e. array), which is the last parameter at definitions of those functions, as </text:span><text:span text:style-name="Strong_20_Emphasis"><text:span text:style-name="T3">the array of memoized values</text:span></text:span><text:span text:style-name="T2">. For both </text:span><text:span text:style-name="Emphasis"><text:span text:style-name="T2">memoization_sln()</text:span></text:span><text:span text:style-name="T2"> and </text:span><text:span text:style-name="Emphasis"><text:span text:style-name="T2">dp_sln()</text:span></text:span><text:span text:style-name="T2"> functions, final values in the </text:span><text:span text:style-name="Emphasis"><text:span text:style-name="T2">mem</text:span></text:span><text:span text:style-name="T2"> variable will be considered for grading. While testing and grading, the </text:span><text:span text:style-name="Emphasis"><text:span text:style-name="T2">mem</text:span></text:span><text:span text:style-name="T2"> array will be initialized to all -1's. So, while implementing your functions, </text:span><text:span text:style-name="Strong_20_Emphasis"><text:span text:style-name="T3">you can assume that </text:span></text:span><text:span text:style-name="Strong_20_Emphasis"><text:span text:style-name="Emphasis"><text:span text:style-name="T3">mem</text:span></text:span></text:span><text:span text:style-name="Strong_20_Emphasis"><text:span text:style-name="T3"> is an array of -1's. Do no return that variable/array.</text:span></text:span></text:p>
      <text:p text:style-name="P11"/>
      <text:p text:style-name="P10"><text:span text:style-name="T2">The </text:span><text:span text:style-name="Emphasis"><text:span text:style-name="Strong_20_Emphasis"><text:span text:style-name="T3">int*&amp; arr</text:span></text:span></text:span><text:span text:style-name="T2"> variable is the parameter which passes the input array to your functions. </text:span><text:span text:style-name="Strong_20_Emphasis"><text:span text:style-name="T3">Do not modify that array!</text:span></text:span></text:p>
      <text:p text:style-name="P11"/>
      <text:p text:style-name="P10"><text:span text:style-name="T2">At </text:span><text:span text:style-name="Emphasis"><text:span text:style-name="T2">recursive_sln()</text:span></text:span><text:span text:style-name="T2"> and </text:span><text:span text:style-name="Emphasis"><text:span text:style-name="T2">memoization_sln()</text:span></text:span><text:span text:style-name="T2">, </text:span><text:span text:style-name="Emphasis"><text:span text:style-name="Strong_20_Emphasis"><text:span text:style-name="T3">int i</text:span></text:span></text:span><text:span text:style-name="T2"> is intended to represent and pass indices of arr. While testing and grading, it will be initialized to </text:span><text:span text:style-name="Strong_20_Emphasis"><text:span text:style-name="T3">sizeof(arr)-1</text:span></text:span><text:span text:style-name="T2"> (i.e. the last index of the array) . At </text:span><text:span text:style-name="Emphasis"><text:span text:style-name="T2">dp_sln()</text:span></text:span><text:span text:style-name="T2">, instead of such a variable, directly the </text:span><text:span text:style-name="Strong_20_Emphasis"><text:span text:style-name="T3">size of the arr</text:span></text:span><text:span text:style-name="T2"> is given via</text:span><text:span text:style-name="Strong_20_Emphasis"><text:span text:style-name="Emphasis"><text:span text:style-name="T2"> </text:span></text:span></text:span><text:span text:style-name="Strong_20_Emphasis"><text:span text:style-name="Emphasis"><text:span text:style-name="T3">int size</text:span></text:span></text:span><text:span text:style-name="T2"> parameter.<text:line-break/><text:line-break/>Implement the  functions in most efficient way.</text:span></text:p>
      <text:p text:style-name="P2"><text:line-break/><text:span text:style-name="Strong_20_Emphasis"><text:span text:style-name="T3">Constraints:</text:span></text:span></text:p>
      <text:list xml:id="list2179094197" text:style-name="L6">
        <text:list-item>
          <text:p text:style-name="P8"><text:span text:style-name="T2">Maximum array size will be </text:span><text:span text:style-name="Strong_20_Emphasis"><text:span text:style-name="T3">1000</text:span></text:span><text:span text:style-name="T2">. </text:span></text:p>
        </text:list-item>
        <text:list-item>
          <text:p text:style-name="P17"><text:soft-page-break/><text:span text:style-name="T2">Array elements will be positive integers in the closed interval</text:span><text:span text:style-name="Strong_20_Emphasis"><text:span text:style-name="T2"> </text:span></text:span><text:span text:style-name="Strong_20_Emphasis"><text:span text:style-name="T3">[0, 10000]</text:span></text:span><text:span text:style-name="T2">.</text:span></text:p>
        </text:list-item>
      </text:list>
      <text:p text:style-name="P5"><text:span text:style-name="Strong_20_Emphasis"><text:span text:style-name="T3">Evaluation:</text:span></text:span></text:p>
      <text:list xml:id="list3797884299" text:style-name="L7">
        <text:list-item>
          <text:p text:style-name="P4">After your exam, black box evaluation will be carried out. You will get full points if </text:p>
        </text:list-item>
      </text:list>
      <text:list xml:id="list2012014300" text:style-name="L8">
        <text:list-item>
          <text:p text:style-name="P20">your all three functions return the correct max sum </text:p>
        </text:list-item>
        <text:list-item>
          <text:p text:style-name="P20">your recursive_sln() function makes the correct number of recursive calls</text:p>
        </text:list-item>
        <text:list-item>
          <text:p text:style-name="P18"><text:span text:style-name="T2">and you fill the </text:span><text:span text:style-name="Emphasis"><text:span text:style-name="Strong_20_Emphasis"><text:span text:style-name="T3">mem</text:span></text:span></text:span><text:span text:style-name="T2"> array correctly, as stated.</text:span></text:p>
        </text:list-item>
      </text:list>
      <text:p text:style-name="P2"><text:span text:style-name="Strong_20_Emphasis"><text:span text:style-name="T3">Example IO:</text:span>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1"><text:span text:style-name="Strong_20_Emphasis"><text:span text:style-name="T1">1) Given array arr = {8, 64, 55, 34, 46}:</text:span></text:span></text:p>
            <text:list xml:id="list3573705003" text:style-name="L9">
              <text:list-item>
                <text:list>
                  <text:list-item>
                    <text:p text:style-name="P22">return value (i.e. max sum) is 110 for each of three functions.</text:p>
                  </text:list-item>
                  <text:list-item>
                    <text:p text:style-name="P22">number of  recursive calls is 5.</text:p>
                  </text:list-item>
                  <text:list-item>
                    <text:p text:style-name="P22">at memoization and dynamic programming, final mem array is {8, 64, 64, 64, 110}</text:p>
                  </text:list-item>
                </text:list>
              </text:list-item>
            </text:list>
            <text:p text:style-name="P21"><text:span text:style-name="Strong_20_Emphasis"><text:span text:style-name="T1">2) Given array arr = {32, 51, 51, 92, 54, 90, 13, 69, 20, 6}:</text:span></text:span></text:p>
            <text:list xml:id="list3413788064" text:style-name="L10">
              <text:list-item>
                <text:list>
                  <text:list-item>
                    <text:p text:style-name="P23">return value (i.e. max sum) is 193 for each of three functions.</text:p>
                  </text:list-item>
                  <text:list-item>
                    <text:p text:style-name="P23">number of recursive calls is 37.</text:p>
                  </text:list-item>
                  <text:list-item>
                    <text:p text:style-name="P23">at memoization and dynamic programming, final mem array is {32, 51, 51, 124, 124, 141, 141, 193, 193, 193}</text:p>
                  </text:list-item>
                </text:list>
              </text:list-item>
            </text:list>
          </table:table-cell>
        </table:table-row>
      </table:table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8T21:03:52.052342080</meta:creation-date>
    <dc:date>2022-02-28T21:04:16.408282767</dc:date>
    <meta:editing-duration>PT25S</meta:editing-duration>
    <meta:editing-cycles>1</meta:editing-cycles>
    <meta:document-statistic meta:table-count="3" meta:image-count="0" meta:object-count="0" meta:page-count="3" meta:paragraph-count="48" meta:word-count="953" meta:character-count="5451" meta:non-whitespace-character-count="4564"/>
    <meta:generator>LibreOffice/6.0.7.3$Linux_X86_64 LibreOffice_project/00m0$Build-3</meta:generator>
  </office:meta>
</office:document-meta>
</file>